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4ddb"/>
    </style:style>
    <style:style style:name="P2" style:family="paragraph" style:parent-style-name="Preformatted_20_Text">
      <style:text-properties officeooo:paragraph-rsid="000f56cd"/>
    </style:style>
    <style:style style:name="P3" style:family="paragraph" style:parent-style-name="Standard">
      <style:text-properties officeooo:rsid="000a4ddb" officeooo:paragraph-rsid="000a4ddb"/>
    </style:style>
    <style:style style:name="P4" style:family="paragraph" style:parent-style-name="Standard">
      <style:text-properties officeooo:rsid="000e8221" officeooo:paragraph-rsid="000e8221"/>
    </style:style>
    <style:style style:name="P5" style:family="paragraph" style:parent-style-name="Standard">
      <style:text-properties officeooo:rsid="000e8221" officeooo:paragraph-rsid="000f56cd"/>
    </style:style>
    <style:style style:name="P6" style:family="paragraph" style:parent-style-name="Standard">
      <style:text-properties officeooo:paragraph-rsid="0015b4ae"/>
    </style:style>
    <style:style style:name="P7" style:family="paragraph" style:parent-style-name="Standard">
      <style:text-properties officeooo:paragraph-rsid="001aa103"/>
    </style:style>
    <style:style style:name="P8" style:family="paragraph" style:parent-style-name="Standard">
      <style:text-properties officeooo:paragraph-rsid="001aa103"/>
    </style:style>
    <style:style style:name="P9" style:family="paragraph" style:parent-style-name="Standard">
      <style:text-properties officeooo:paragraph-rsid="001cb0a2"/>
    </style:style>
    <style:style style:name="T1" style:family="text">
      <style:text-properties officeooo:rsid="000a4ddb"/>
    </style:style>
    <style:style style:name="T2" style:family="text">
      <style:text-properties officeooo:rsid="000e8221"/>
    </style:style>
    <style:style style:name="T3" style:family="text">
      <style:text-properties style:font-name="Liberation Mono" fo:font-size="10pt" officeooo:rsid="000e8221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officeooo:rsid="0015b4ae" style:font-name-asian="Noto Sans Mono CJK SC" style:font-name-complex="Liberation Mono"/>
    </style:style>
    <style:style style:name="T5" style:family="text">
      <style:text-properties fo:color="#c9211e"/>
    </style:style>
    <style:style style:name="T6" style:family="text">
      <style:text-properties fo:color="#c9211e" officeooo:rsid="0012cffd"/>
    </style:style>
    <style:style style:name="T7" style:family="text">
      <style:text-properties fo:color="#c9211e" fo:font-size="9pt" style:font-size-asian="9pt" style:font-size-complex="9pt"/>
    </style:style>
    <style:style style:name="T8" style:family="text">
      <style:text-properties officeooo:rsid="0015b4ae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1aa103"/>
    </style:style>
    <style:style style:name="T11" style:family="text">
      <style:text-properties officeooo:rsid="001cb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9. 7. 2023</text:span></text:p>
      <text:p text:style-name="Standard"><text:a xlink:type="simple" xlink:href="https://industrial-training-master.readthedocs.io/en/melodic/_source/session1/Create-Catkin-Workspace.html" text:style-name="Internet_20_link" text:visited-style-name="Visited_20_Internet_20_Link"/></text:p>
      <text:p text:style-name="Standard"><text:a xlink:type="simple" xlink:href="https://industrial-training-master.readthedocs.io/en/melodic/_source/session1/Create-Catkin-Workspace.html" text:style-name="Internet_20_link" text:visited-style-name="Visited_20_Internet_20_Link">https://industrial-training-master.readthedocs.io/en/melodic/_source/session1/Create-Catkin-Workspace.html</text:a></text:p>
      <text:p text:style-name="Standard"/>
      <text:p text:style-name="P3">/home/ladak/Desktop/ws_2023</text:p>
      <text:p text:style-name="P3"/>
      <text:p text:style-name="P3">----------------------------------------------------------------------------------------------------------------</text:p>
      <text:p text:style-name="P3"/>
      <text:p text:style-name="P3"><text:a xlink:type="simple" xlink:href="https://roboticscasual.com/ros-tutorial-how-to-create-a-moveit-config-for-the-ur5-and-a-gripper/" text:style-name="Internet_20_link" text:visited-style-name="Visited_20_Internet_20_Link">https://roboticscasual.com/ros-tutorial-how-to-create-a-moveit-config-for-the-ur5-and-a-gripper/</text:a></text:p>
      <text:p text:style-name="P3"/>
      <text:p text:style-name="P1"><text:span text:style-name="Source_20_Text"><text:span text:style-name="T1">git clone -b </text:span></text:span><text:span text:style-name="Source_20_Text"><text:span text:style-name="T3">noetic-</text:span></text:span><text:span text:style-name="Source_20_Text"><text:span text:style-name="T1">devel https://github.com/ros-industrial/universal_robot.git</text:span></text:span></text:p>
      <text:p text:style-name="P3"/>
      <text:p text:style-name="P3">fatal: Remote branch noetic-devel not found in upstream origin – <text:span text:style-name="T6">NO NOETIC BRANCH</text:span></text:p>
      <text:p text:style-name="P3"/>
      <text:p text:style-name="P4">=&gt; use original folder <text:s/><text:span text:style-name="Source_20_Text"><text:span text:style-name="T1">universal_robot </text:span></text:span></text:p>
      <text:p text:style-name="P4"><text:span text:style-name="Source_20_Text"/></text:p>
      <text:p text:style-name="P2"><text:span text:style-name="Source_20_Text"><text:span text:style-name="T2">wget </text:span></text:span><text:a xlink:type="simple" xlink:href="https://raw.githubusercontent.com/utecrobotics/ur5/master/ur5_description/urdf/ur5_joint_limited_robot.urdf.xacro" text:style-name="Internet_20_link" text:visited-style-name="Visited_20_Internet_20_Link"><text:span text:style-name="Source_20_Text"><text:span text:style-name="T2">https://raw.githubusercontent.com/utecrobotics/ur5/master/ur5_description/urdf/</text:span></text:span></text:a><text:a xlink:type="simple" xlink:href="https://raw.githubusercontent.com/utecrobotics/ur5/master/ur5_description/urdf/ur5_joint_limited_robot.urdf.xacro" text:style-name="Internet_20_link" text:visited-style-name="Visited_20_Internet_20_Link"><text:span text:style-name="Source_20_Text">ur5_joint_limited_robot.urdf.xacro</text:span></text:a></text:p>
      <text:p text:style-name="P2"><text:span text:style-name="Source_20_Text"/></text:p>
      <text:p text:style-name="P5"><text:span text:style-name="Source_20_Text">------------------------------------------------------------------</text:span></text:p>
      <text:p text:style-name="P5"><text:span text:style-name="Source_20_Text"><text:span text:style-name="T5">.</text:span></text:span><text:span text:style-name="Source_20_Text"><text:span text:style-name="T6">bashsrc:</text:span></text:span></text:p>
      <text:p text:style-name="P5"><text:span text:style-name="Source_20_Text"/></text:p>
      <text:p text:style-name="P5"><text:span text:style-name="Source_20_Text">#export ROS_MASTER_URI=http://192.168.0.10:11311</text:span></text:p>
      <text:p text:style-name="P5"><text:span text:style-name="Source_20_Text">#export ROS_IP=192.168.0.100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export ROS_MASTER_URI=http://localhost:</text:span><text:span text:style-name="Source_20_Text"><text:span text:style-name="T5">11311</text:span></text:span></text:p>
      <text:p text:style-name="P5"><text:span text:style-name="Source_20_Text">export ROS_HOSTNAME=localhost</text:span></text:p>
      <text:p text:style-name="P5"><text:span text:style-name="Source_20_Text"/></text:p>
      <text:p text:style-name="P5"><text:span text:style-name="Source_20_Text">------------------------------------------------------------------</text:span></text:p>
      <text:p text:style-name="P5"><text:span text:style-name="Source_20_Text">ladak@ladak-ThinkStation-P330:~/Desktop/ws_2023/src$ roslaunch moveit_setup_assistant setup_assistant.launch</text:span></text:p>
      <text:p text:style-name="P5"><text:span text:style-name="Source_20_Text"/></text:p>
      <text:p text:style-name="P5"><text:span text:style-name="Source_20_Text"><text:span text:style-name="T9">... logging to /home/ladak/.ros/log/97880b22-1e77-11ee-a428-8f23e8d4e878/roslaunch-ladak-ThinkStation-P330-25435.log</text:span></text:span></text:p>
      <text:p text:style-name="P5"><text:span text:style-name="Source_20_Text"><text:span text:style-name="T9">Checking log directory for disk usage. This may take a while.</text:span></text:span></text:p>
      <text:p text:style-name="P5"><text:span text:style-name="Source_20_Text"><text:span text:style-name="T9">Press Ctrl-C to interrupt</text:span></text:span></text:p>
      <text:p text:style-name="P5"><text:span text:style-name="Source_20_Text"><text:span text:style-name="T9">Done checking log file disk usage. Usage is &lt;1GB.</text:span></text:span></text:p>
      <text:p text:style-name="P5"><text:span text:style-name="Source_20_Text"><text:span text:style-name="T9"/></text:span></text:p>
      <text:p text:style-name="P5"><text:span text:style-name="Source_20_Text"><text:span text:style-name="T9">started roslaunch server http://localhost:</text:span></text:span><text:span text:style-name="Source_20_Text"><text:span text:style-name="T7">38469</text:span></text:span><text:span text:style-name="Source_20_Text"><text:span text:style-name="T9">/</text:span></text:span></text:p>
      <text:p text:style-name="P5"><text:span text:style-name="Source_20_Text"><text:span text:style-name="T9"/></text:span></text:p>
      <text:p text:style-name="P5"><text:span text:style-name="Source_20_Text"><text:span text:style-name="T9">SUMMARY</text:span></text:span></text:p>
      <text:p text:style-name="P5"><text:span text:style-name="Source_20_Text"><text:span text:style-name="T9">========</text:span></text:span></text:p>
      <text:p text:style-name="P5"><text:span text:style-name="Source_20_Text"><text:span text:style-name="T9"/></text:span></text:p>
      <text:p text:style-name="P5"><text:span text:style-name="Source_20_Text"><text:span text:style-name="T9">PARAMETERS</text:span></text:span></text:p>
      <text:p text:style-name="P5"><text:span text:style-name="Source_20_Text"><text:span text:style-name="T9"><text:s/>* /rosdistro: noetic</text:span></text:span></text:p>
      <text:p text:style-name="P5"><text:span text:style-name="Source_20_Text"><text:span text:style-name="T9"><text:s/>* /rosversion: 1.15.13</text:span></text:span></text:p>
      <text:p text:style-name="P5"><text:span text:style-name="Source_20_Text"><text:span text:style-name="T9"/></text:span></text:p>
      <text:p text:style-name="P5"><text:span text:style-name="Source_20_Text"><text:span text:style-name="T9">NODES</text:span></text:span></text:p>
      <text:p text:style-name="P5"><text:span text:style-name="Source_20_Text"><text:span text:style-name="T9"><text:s text:c="2"/>/</text:span></text:span></text:p>
      <text:p text:style-name="P5"><text:span text:style-name="Source_20_Text"><text:span text:style-name="T9"><text:s text:c="4"/>moveit_setup_assistant (moveit_setup_assistant/moveit_setup_assistant)</text:span></text:span></text:p>
      <text:p text:style-name="P5"><text:span text:style-name="Source_20_Text"><text:span text:style-name="T9"/></text:span></text:p>
      <text:p text:style-name="P5"><text:span text:style-name="Source_20_Text"><text:span text:style-name="T9">auto-starting new master</text:span></text:span></text:p>
      <text:p text:style-name="P5"><text:span text:style-name="Source_20_Text"><text:span text:style-name="T9">process[master]: started with pid [25443]</text:span></text:span></text:p>
      <text:p text:style-name="P5"><text:span text:style-name="Source_20_Text"><text:span text:style-name="T9">ROS_MASTER_URI=http://localhost:11311</text:span></text:span></text:p>
      <text:p text:style-name="P5"><text:span text:style-name="Source_20_Text"><text:span text:style-name="T9"/></text:span></text:p>
      <text:p text:style-name="P5"><text:span text:style-name="Source_20_Text"><text:span text:style-name="T9">...</text:span></text:span></text:p>
      <text:p text:style-name="P5"><text:soft-page-break/><text:span text:style-name="Source_20_Text"><text:span text:style-name="T9">/opt/ros/noetic/lib/moveit_setup_assistant/moveit_setup_assistant: error while loading shared libraries: </text:span></text:span><text:span text:style-name="Source_20_Text"><text:span text:style-name="T7">libmoveit_robot_state_rviz_plugin_core.so.1.1.11:</text:span></text:span><text:span text:style-name="Source_20_Text"><text:span text:style-name="T9"> cannot open shared object file: No such file or directory</text:span></text:span></text:p>
      <text:p text:style-name="P5"><text:span text:style-name="Source_20_Text"><text:span text:style-name="T9">================================================================================</text:span></text:span><text:span text:style-name="Source_20_Text"><text:span text:style-name="T7">REQUIRED process [moveit_setup_assistant-2] has died!</text:span></text:span></text:p>
      <text:p text:style-name="P5"><text:span text:style-name="Source_20_Text"><text:span text:style-name="T7">process has died [pid 25456, exit code 127, cmd /opt/ros/noetic/lib/moveit_setup_assistant/moveit_setup_assistant __name:=moveit_setup_assistant __log:=/home/ladak/.ros/log/97880b22-1e77-11ee-a428-8f23e8d4e878/moveit_setup_assistant-2.log].</text:span></text:span></text:p>
      <text:p text:style-name="P5"><text:span text:style-name="Source_20_Text"><text:span text:style-name="T7">log file: /home/ladak/.ros/log/97880b22-1e77-11ee-a428-8f23e8d4e878/moveit_setup_assistant-2*.log</text:span></text:span></text:p>
      <text:p text:style-name="P5"><text:span text:style-name="Source_20_Text"><text:span text:style-name="T7">Initiating shutdown!</text:span></text:span></text:p>
      <text:p text:style-name="P5"><text:span text:style-name="Source_20_Text"><text:span text:style-name="T9">================================================</text:span></text:span><text:span text:style-name="Source_20_Text">==================…</text:span></text:p>
      <text:p text:style-name="P5"><text:span text:style-name="Source_20_Text"/></text:p>
      <text:p text:style-name="P5"><text:a xlink:type="simple" xlink:href="https://github.com/ros-planning/moveit/issues/3303" text:style-name="Internet_20_link" text:visited-style-name="Visited_20_Internet_20_Link"><text:span text:style-name="Source_20_Text">https://github.com/ros-planning/moveit/issues/3303</text:span></text:a></text:p>
      <text:p text:style-name="P5"><text:span text:style-name="Source_20_Text"/></text:p>
      <text:p text:style-name="P5"><text:span text:style-name="Source_20_Text">sudo apt install --reinstall "?and(~i,~nros-noetic-moveit-*)"</text:span></text:p>
      <text:p text:style-name="P5"><text:span text:style-name="Source_20_Text"/></text:p>
      <text:p text:style-name="P6"><text:span text:style-name="Source_20_Text"><text:span text:style-name="T8">This updated all move_it packages from </text:span></text:span><text:span text:style-name="Source_20_Text"><text:span text:style-name="T2">1.1.1</text:span></text:span><text:span text:style-name="Source_20_Text"><text:span text:style-name="T4">0</text:span></text:span><text:span text:style-name="Source_20_Text"><text:span text:style-name="T8"> to </text:span></text:span><text:span text:style-name="Source_20_Text"><text:span text:style-name="T2">1.1.1</text:span></text:span><text:span text:style-name="Source_20_Text"><text:span text:style-name="T8">2.</text:span></text:span></text:p>
      <text:p text:style-name="P6"><text:span text:style-name="Source_20_Text"/></text:p>
      <text:p text:style-name="P6"><text:span text:style-name="Source_20_Text">--------------------------------------------------------------------</text:span></text:p>
      <text:p text:style-name="P6"><text:span text:style-name="Source_20_Text"/></text:p>
      <text:p text:style-name="P6"><text:span text:style-name="Source_20_Text"><text:span text:style-name="T5">libsrdfdom.so.0.6.4:</text:span></text:span></text:p>
      <text:p text:style-name="P6"><text:span text:style-name="Source_20_Text"/></text:p>
      <text:p text:style-name="P6"><text:span text:style-name="Source_20_Text">sudo apt-get install --reinstall ros-noetic-srdfdom</text:span></text:p>
      <text:p text:style-name="P6"><text:span text:style-name="Source_20_Text"/></text:p>
      <text:p text:style-name="P6"><text:span text:style-name="Source_20_Text">sudo apt-get install <text:s/>ros-noetic-geometric-shapes 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------------------------------------------------------------------</text:span></text:p>
      <text:p text:style-name="P6"><text:span text:style-name="Source_20_Text"/></text:p>
      <text:p text:style-name="P7"><text:span text:style-name="Source_20_Text"><text:span text:style-name="T10">I can run the GUI now!</text:span></text:span></text:p>
      <text:p text:style-name="P7"><text:span text:style-name="Source_20_Text"/></text:p>
      <text:p text:style-name="P7"><text:span text:style-name="Source_20_Text"><text:span text:style-name="T10">TODO:</text:span></text:span></text:p>
      <text:p text:style-name="P7"><text:span text:style-name="Source_20_Text"><text:span text:style-name="T10"><text:tab/>try build NAIL sources (all move_it packages were reinstalled..)</text:span></text:span></text:p>
      <text:p text:style-name="P7"><text:span text:style-name="Source_20_Text"/></text:p>
      <text:p text:style-name="P7"><text:span text:style-name="Source_20_Text">------------------------------------------------------------------</text:span></text:p>
      <text:p text:style-name="P7"><text:span text:style-name="Source_20_Text"/></text:p>
      <text:p text:style-name="P9"><text:span text:style-name="Source_20_Text"><text:span text:style-name="T11">10. 7. 2023</text:span></text:span></text:p>
      <text:p text:style-name="P9"><text:span text:style-name="Source_20_Text"/></text:p>
      <text:p text:style-name="P9"><text:span text:style-name="Source_20_Text"><text:span text:style-name="T11">NAIL sources build OK; only with warnings on </text:span></text:span><text:span text:style-name="Source_20_Text"><text:span text:style-name="T11">ur_kinematics</text:span></text:span><text:span text:style-name="Source_20_Text"><text:span text:style-name="T11">:</text:span></text:span></text:p>
      <text:p text:style-name="P9"><text:span text:style-name="Source_20_Text">__________________________________________________________________</text:span></text:p>
      <text:p text:style-name="P9"><text:span text:style-name="Source_20_Text"><text:span text:style-name="T9">Warnings <text:s text:c="2"/>&lt;&lt; ur_kinematics:check /home/ladak/git/nail108-2021/getting_started/logs/ur_kinematics/build.check.017.log <text:s text:c="16"/></text:span></text:span></text:p>
      <text:p text:style-name="P9"><text:span text:style-name="Source_20_Text"><text:span text:style-name="T9">CMake Warning (dev) at CMakeLists.txt:2 (project):</text:span></text:span></text:p>
      <text:p text:style-name="P9"><text:span text:style-name="Source_20_Text"><text:span text:style-name="T9"><text:s text:c="2"/>Policy CMP0048 is not set: project() command manages VERSION variables.</text:span></text:span></text:p>
      <text:p text:style-name="P9"><text:span text:style-name="Source_20_Text"><text:span text:style-name="T9"><text:s text:c="2"/>Run "cmake --help-policy CMP0048" for policy details. <text:s/>Use the cmake_policy</text:span></text:span></text:p>
      <text:p text:style-name="P9"><text:span text:style-name="Source_20_Text"><text:span text:style-name="T9"><text:s text:c="2"/>command to set the policy and suppress this warning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<text:s text:c="2"/>The following variable(s) would be set to empty:</text:span></text:span></text:p>
      <text:p text:style-name="P9"><text:span text:style-name="Source_20_Text"><text:span text:style-name="T9"/></text:span></text:p>
      <text:p text:style-name="P9"><text:span text:style-name="Source_20_Text"><text:span text:style-name="T9"><text:s text:c="4"/>CMAKE_PROJECT_VERSION</text:span></text:span></text:p>
      <text:p text:style-name="P9"><text:span text:style-name="Source_20_Text"><text:span text:style-name="T9"><text:s text:c="4"/>CMAKE_PROJECT_VERSION_MAJOR</text:span></text:span></text:p>
      <text:p text:style-name="P9"><text:span text:style-name="Source_20_Text"><text:span text:style-name="T9"><text:s text:c="4"/>CMAKE_PROJECT_VERSION_MINOR</text:span></text:span></text:p>
      <text:p text:style-name="P9"><text:span text:style-name="Source_20_Text"><text:span text:style-name="T9"><text:s text:c="4"/>CMAKE_PROJECT_VERSION_PATCH</text:span></text:span></text:p>
      <text:p text:style-name="P9"><text:span text:style-name="Source_20_Text"><text:span text:style-name="T9">This warning is for project developers. <text:s/>Use -Wno-dev to suppress it.</text:span></text:span></text:p>
      <text:p text:style-name="P9"><text:span text:style-name="Source_20_Text"><text:span text:style-name="T9"/></text:span></text:p>
      <text:p text:style-name="P9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9T15:16:27.083343374</meta:creation-date>
    <dc:date>2023-07-10T17:04:56.754098575</dc:date>
    <meta:editing-duration>PT3H2M5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263" meta:character-count="3732" meta:non-whitespace-character-count="3479"/>
  </office:meta>
</office:document-meta>
</file>